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972f" draw:marker-start-width="0.252cm" draw:marker-end-width="0.252cm" draw:fill-color="#ffffff" draw:opacity="40%" draw:textarea-horizontal-align="justify" draw:textarea-vertical-align="middle" draw:auto-grow-height="false" fo:min-height="1.303cm" fo:min-width="2.54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1.031cm" fo:min-width="6.437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729fcf" draw:marker-start-width="0.252cm" draw:marker-end-width="0.252cm" draw:fill-color="#ffffff" draw:textarea-horizontal-align="justify" draw:textarea-vertical-align="middle" draw:auto-grow-height="false" fo:min-height="1.103cm" fo:min-width="4.958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77bc65" draw:marker-start-width="0.252cm" draw:marker-end-width="0.252cm" draw:fill-color="#ffffff" draw:textarea-horizontal-align="justify" draw:textarea-vertical-align="middle" draw:auto-grow-height="false" fo:min-height="0.916cm" fo:min-width="1.329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draw:stroke="solid" svg:stroke-width="0.035cm" svg:stroke-color="#f10d0c" draw:marker-start-width="0.252cm" draw:marker-end="Arrowheads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draw:stroke="solid" svg:stroke-width="0.035cm" svg:stroke-color="#f10d0c" draw:marker-start-width="0.252cm" draw:marker-end="Arrowheads_20_2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draw:stroke="solid" svg:stroke-width="0.035cm" svg:stroke-color="#f10d0c" draw:marker-start-width="0.252cm" draw:marker-end="Arrowheads_20_4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83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10" style:family="graphic" style:parent-style-name="objectwithoutfill">
      <style:graphic-properties svg:stroke-width="0.035cm" svg:stroke-color="#f10d0c" draw:marker-start-width="0.252cm" draw:marker-end="线条箭头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1.031cm" fo:min-width="6.762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ff972f" draw:marker-start-width="0.252cm" draw:marker-end-width="0.252cm" draw:fill-color="#ffffff" draw:opacity="40%" draw:textarea-horizontal-align="justify" draw:textarea-vertical-align="middle" draw:auto-grow-height="false" fo:min-height="1.304cm" fo:min-width="2.54cm" fo:padding-top="0.142cm" fo:padding-bottom="0.142cm" fo:padding-left="0.267cm" fo:padding-right="0.267cm"/>
      <style:paragraph-properties style:writing-mode="lr-tb"/>
    </style:style>
    <style:style style:name="gr13" style:family="graphic" style:parent-style-name="objectwithoutfill">
      <style:graphic-properties svg:stroke-width="0.035cm" svg:stroke-color="#ff3838" draw:marker-start-width="0.252cm" draw:marker-end="线条箭头_20_7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svg:stroke-width="0.035cm" svg:stroke-color="#ff3838" draw:marker-start-width="0.252cm" draw:marker-end="线条箭头_20_9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withoutfill">
      <style:graphic-properties svg:stroke-width="0.035cm" svg:stroke-color="#bf819e" draw:marker-start-width="0.252cm" draw:marker-end="线条箭头_20_10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fo:color="#ff972f" loext:opacity="100%" style:font-name="Fira Sans Condensed" fo:font-size="16pt" fo:font-style="normal" fo:font-weight="bold" style:font-size-asian="16pt" style:font-size-complex="16pt"/>
    </style:style>
    <style:style style:name="P2" style:family="paragraph">
      <loext:graphic-properties draw:fill-color="#ffffff" draw:opacity="40%"/>
      <style:paragraph-properties fo:text-align="center" style:writing-mode="lr-tb"/>
      <style:text-properties fo:color="#ff972f" loext:opacity="100%" style:font-name="Fira Sans Condensed" fo:font-size="22pt" fo:font-style="normal" fo:font-weight="bold" style:font-size-asian="22pt" style:font-size-complex="22pt"/>
    </style:style>
    <style:style style:name="P3" style:family="paragraph">
      <style:paragraph-properties fo:margin-left="0cm" fo:margin-right="0cm" fo:text-align="center" fo:text-indent="0cm" style:writing-mode="lr-tb"/>
      <style:text-properties fo:color="#666666" loext:opacity="100%" style:font-name="Fira Sans Condensed" fo:font-size="18pt" fo:font-weight="bold" style:font-size-asian="18pt" style:font-size-complex="18pt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color="#666666" loext:opacity="100%" style:font-name="Fira Sans Condensed" fo:font-size="24pt" fo:font-weight="bold" style:font-size-asian="24pt" style:font-size-complex="24pt"/>
    </style:style>
    <style:style style:name="P5" style:family="paragraph">
      <style:paragraph-properties fo:text-align="center" style:writing-mode="lr-tb"/>
      <style:text-properties fo:color="#729fcf" loext:opacity="100%" style:font-name="Fira Sans Condensed" fo:font-size="16pt" fo:font-weight="bold" style:font-size-asian="16pt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fo:color="#729fcf" loext:opacity="100%" style:font-name="Fira Sans Condensed" fo:font-size="22pt" fo:font-weight="bold" style:font-size-asian="22pt" style:font-size-complex="22pt"/>
    </style:style>
    <style:style style:name="P7" style:family="paragraph">
      <style:paragraph-properties fo:text-align="center" style:writing-mode="lr-tb"/>
      <style:text-properties fo:color="#77bc65" loext:opacity="100%" style:font-name="Fira Sans Condensed" fo:font-size="16pt" fo:font-weight="bold" style:letter-kerning="true" style:font-name-asian="Noto Sans CJK SC" style:font-size-asian="16pt" style:font-name-complex="Droid Sans Devanagari" style:font-size-complex="16pt"/>
    </style:style>
    <style:style style:name="P8" style:family="paragraph">
      <loext:graphic-properties draw:fill-color="#ffffff"/>
      <style:paragraph-properties fo:text-align="center" style:writing-mode="lr-tb"/>
      <style:text-properties fo:color="#77bc65" loext:opacity="100%" style:font-name="Fira Sans Condensed" fo:font-size="22pt" fo:font-weight="bold" style:letter-kerning="true" style:font-name-asian="Noto Sans CJK SC" style:font-size-asian="22pt" style:font-name-complex="Droid Sans Devanagari" style:font-size-complex="22pt"/>
    </style:style>
    <style:style style:name="P9" style:family="paragraph">
      <loext:graphic-properties draw:fill="none"/>
      <style:paragraph-properties fo:text-align="center" style:writing-mode="lr-tb"/>
      <style:text-properties fo:font-size="22pt" fo:font-weight="bold" style:font-size-asian="22pt" style:font-size-complex="22pt"/>
    </style:style>
    <style:style style:name="P10" style:family="paragraph">
      <loext:graphic-properties draw:fill="none" draw:fill-color="#ffffff"/>
      <style:paragraph-properties style:writing-mode="lr-tb"/>
      <style:text-properties fo:color="#ff3838" loext:opacity="100%" style:font-name="Fira Sans Condensed" fo:font-size="18pt" fo:font-weight="bold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808080" loext:opacity="100%" style:font-name="PingFang SC" fo:font-size="32pt" style:font-size-asian="32pt" style:font-size-complex="32pt"/>
    </style:style>
    <style:style style:name="P13" style:family="paragraph">
      <style:paragraph-properties fo:text-align="center" style:writing-mode="lr-tb"/>
      <style:text-properties fo:color="#666666" loext:opacity="100%" style:font-name="Fira Sans Condensed" fo:font-size="16pt" fo:font-weight="bold" style:font-size-asian="16pt" style:font-size-complex="16pt"/>
    </style:style>
    <style:style style:name="P14" style:family="paragraph">
      <loext:graphic-properties draw:fill-color="#ffffff"/>
      <style:paragraph-properties fo:text-align="center" style:writing-mode="lr-tb"/>
      <style:text-properties fo:color="#666666" loext:opacity="100%" style:font-name="Fira Sans Condensed" fo:font-size="22pt" fo:font-weight="bold" style:font-size-asian="22pt" style:font-size-complex="22pt"/>
    </style:style>
    <style:style style:name="P15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16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color="#ff972f" loext:opacity="100%" style:font-name="Fira Sans Condensed" fo:font-size="21pt" fo:font-style="normal" fo:font-weight="bold" style:font-size-asian="21pt" style:font-size-complex="21pt"/>
    </style:style>
    <style:style style:name="T2" style:family="text">
      <style:text-properties fo:color="#666666" loext:opacity="100%" style:font-name="Fira Sans Condensed" fo:font-size="20pt" fo:font-weight="bold" style:letter-kerning="true" style:font-name-asian="Noto Sans CJK SC" style:font-size-asian="20pt" style:font-name-complex="Droid Sans Devanagari" style:font-size-complex="20pt"/>
    </style:style>
    <style:style style:name="T3" style:family="text">
      <style:text-properties fo:color="#729fcf" loext:opacity="100%" style:font-name="Fira Sans Condensed" fo:font-size="21pt" fo:font-weight="bold" style:font-size-asian="21pt" style:font-size-complex="21pt"/>
    </style:style>
    <style:style style:name="T4" style:family="text">
      <style:text-properties fo:color="#77bc65" loext:opacity="100%" style:font-name="Fira Sans Condensed" fo:font-size="21pt" fo:font-weight="bold" style:letter-kerning="true" style:font-name-asian="Noto Sans CJK SC" style:font-size-asian="21pt" style:font-name-complex="Droid Sans Devanagari" style:font-size-complex="21pt"/>
    </style:style>
    <style:style style:name="T5" style:family="text">
      <style:text-properties fo:color="#ff3838" loext:opacity="100%" style:font-name="Fira Sans Condensed" fo:font-size="18pt" fo:font-weight="bold" style:font-size-asian="18pt" style:font-size-complex="18pt"/>
    </style:style>
    <style:style style:name="T6" style:family="text">
      <style:text-properties fo:color="#808080" loext:opacity="100%" style:font-name="PingFang SC" fo:font-size="32pt" style:font-size-asian="32pt" style:font-size-complex="32pt"/>
    </style:style>
    <style:style style:name="T7" style:family="text">
      <style:text-properties fo:color="#808080" loext:opacity="100%" style:font-name="PingFang SC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666666" loext:opacity="100%" style:font-name="Fira Sans Condensed" fo:font-size="21pt" fo:font-weight="bold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245cm" svg:height="1.757cm" svg:x="9.357cm" svg:y="3.8cm">
          <text:p text:style-name="P1"><text:span text:style-name="T1">exc2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8.319cm" svg:height="1.569cm" svg:x="6.842cm" svg:y="7.269cm">
          <text:p text:style-name="P3"><text:span text:style-name="T2">myRange = [2,3,4,5,6]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xml:id="id3" draw:id="id3" draw:layer="layout" svg:width="10.982cm" svg:height="2.773cm" svg:x="5.517cm" svg:y="10.658cm">
          <text:p text:style-name="P5"><text:span text:style-name="T3">for i in myRange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8" xml:id="id5" draw:id="id5" draw:layer="layout" svg:width="2.437cm" svg:height="1.568cm" svg:x="9.786cm" svg:y="15.857cm">
          <text:p text:style-name="P7"><text:span text:style-name="T4">i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1909.934061182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9" draw:layer="layout" draw:type="line" svg:x1="10.979cm" svg:y1="5.557cm" svg:x2="11.002cm" svg:y2="7.269cm" draw:start-shape="id1" draw:start-glue-point="2" draw:end-shape="id2" draw:end-glue-point="5" svg:d="M10979 5557l23 1712" svg:viewBox="0 0 24 1713">
          <text:p/>
        </draw:connector>
        <draw:connector draw:style-name="gr6" draw:text-style-name="P9" draw:layer="layout" draw:type="line" svg:x1="11.002cm" svg:y1="8.838cm" svg:x2="11.008cm" svg:y2="10.658cm" draw:start-shape="id2" draw:start-glue-point="8" draw:end-shape="id3" draw:end-glue-point="4" svg:d="M11002 8838l6 1820" svg:viewBox="0 0 7 1821">
          <text:p/>
        </draw:connector>
        <draw:connector draw:style-name="gr7" draw:text-style-name="P9" draw:layer="layout" draw:line-skew="0.646cm -0.749cm" svg:x1="11cm" svg:y1="20.836cm" svg:x2="5.517cm" svg:y2="12.045cm" draw:start-shape="id4" draw:start-glue-point="7" draw:end-shape="id3" draw:end-glue-point="5" svg:d="M11000 20836v1164h-6750v-9955h1267" svg:viewBox="0 0 6751 9956">
          <text:p/>
        </draw:connector>
        <draw:frame draw:style-name="gr8" draw:text-style-name="P10" draw:layer="layout" svg:width="1.254cm" svg:height="1.081cm" svg:x="10.888cm" svg:y="13.292cm">
          <draw:text-box>
            <text:p><text:span text:style-name="T5">T</text:span></text:p>
          </draw:text-box>
        </draw:frame>
        <draw:frame draw:style-name="gr9" draw:text-style-name="P12" draw:layer="layout" svg:width="19.59cm" svg:height="2.1cm" svg:x="1cm" svg:y="1.4cm">
          <draw:text-box>
            <text:p text:style-name="P11"><text:span text:style-name="T6">flowchart | </text:span><text:span text:style-name="T7">exc_2.py</text:span></text:p>
          </draw:text-box>
        </draw:frame>
        <draw:connector draw:style-name="gr10" draw:text-style-name="P9" draw:layer="layout" draw:type="line" svg:x1="11.008cm" svg:y1="13.431cm" svg:x2="11.005cm" svg:y2="15.857cm" draw:start-shape="id3" draw:start-glue-point="6" draw:end-shape="id5" draw:end-glue-point="5" svg:d="M11008 13431l-3 2426" svg:viewBox="0 0 4 2427">
          <text:p/>
        </draw:connector>
        <draw:custom-shape draw:style-name="gr11" draw:text-style-name="P14" xml:id="id4" draw:id="id4" draw:layer="layout" svg:width="8.706cm" svg:height="1.569cm" svg:x="6.647cm" svg:y="19.267cm">
          <text:p text:style-name="P13"><text:span text:style-name="T8">myNum = myNum + 1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xml:id="id6" draw:id="id6" draw:layer="layout" svg:width="3.244cm" svg:height="1.758cm" svg:x="9.358cm" svg:y="24.875cm">
          <text:p text:style-name="P1"><text:span text:style-name="T1">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5" draw:layer="layout" draw:type="line" svg:x1="10.994cm" svg:y1="17.446cm" svg:x2="11cm" svg:y2="19.267cm" draw:end-shape="id4" draw:end-glue-point="4" svg:d="M10994 17446l6 1821" svg:viewBox="0 0 7 1822">
          <text:p text:style-name="P11"/>
        </draw:connector>
        <draw:connector draw:style-name="gr14" draw:text-style-name="P16" draw:layer="layout" draw:line-skew="1.232cm 3.847cm" svg:x1="16.499cm" svg:y1="12.045cm" svg:x2="10.98cm" svg:y2="24.875cm" draw:start-shape="id3" draw:start-glue-point="7" draw:end-shape="id6" draw:end-glue-point="0" svg:d="M16499 12045h1751v10955h-7270v1875" svg:viewBox="0 0 7271 12831">
          <text:p text:style-name="P11"/>
        </draw:connector>
        <draw:frame draw:style-name="gr8" draw:text-style-name="P10" draw:layer="layout" svg:width="1.254cm" svg:height="1.081cm" svg:x="16.413cm" svg:y="11.002cm">
          <draw:text-box>
            <text:p><text:span text:style-name="T5">F</text:span></text:p>
          </draw:text-box>
        </draw:frame>
        <draw:line draw:style-name="gr15" draw:text-style-name="P17" draw:layer="layout" svg:x1="11.5cm" svg:y1="16.25cm" svg:x2="12cm" svg:y2="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线条箭头_20_1" draw:display-name="线条箭头 1" svg:viewBox="0 0 20 20" svg:d="M0 20l10-20 10 20z"/>
    <draw:marker draw:name="线条箭头_20_10" draw:display-name="线条箭头 10" svg:viewBox="0 0 20 20" svg:d="M0 20l10-20 10 20z"/>
    <draw:marker draw:name="线条箭头_20_7" draw:display-name="线条箭头 7" svg:viewBox="0 0 20 20" svg:d="M0 20l10-20 10 20z"/>
    <draw:marker draw:name="线条箭头_20_9" draw:display-name="线条箭头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4T21:33:53.122710093</meta:creation-date>
    <dc:date>2022-06-27T03:56:29.837705213</dc:date>
    <meta:editing-duration>PT1H7M8S</meta:editing-duration>
    <meta:editing-cycles>14</meta:editing-cycles>
    <meta:generator>LibreOffice/7.3.4.2$Linux_X86_64 LibreOffice_project/30$Build-2</meta:generator>
    <meta:document-statistic meta:object-count="16"/>
  </office:meta>
</office:document-meta>
</file>